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the Darkside in Reverse/Rebirth without reloading more than 7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3:00:50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1T13:53:45.140000000</dc:date>
    <meta:editing-duration>P2DT18H53M28S</meta:editing-duration>
    <meta:editing-cycles>254</meta:editing-cycles>
    <meta:document-statistic meta:table-count="2" meta:cell-count="4663" meta:object-count="0"/>
  </office:meta>
</office:document-meta>
</file>